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2" svg:font-family="'Times New Roman'" style:font-adornments="Normal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Times New Roman2" style:font-name-asian="Microsoft YaHei" style:font-name-complex="Arial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wrap">
        <text:h text:style-name="Heading_20_1" text:outline-level="1">La Lyre d’Orphée</text:h>
        <text:h text:style-name="_3c_l_3e_" text:outline-level="1" text:is-list-header="true"><text:span text:style-name="_3c_pb_3e_">[195]</text:span>Berthod personne illustre en cét âge barbare,</text:h>
        <text:h text:style-name="_3c_l_3e_" text:outline-level="1" text:is-list-header="true">Où l’Amy véritable est un tresor si rare ;</text:h>
        <text:h text:style-name="_3c_l_3e_" text:outline-level="1" text:is-list-header="true">Amy discret, fidele, et digne de mon choix,</text:h>
        <text:h text:style-name="_3c_l_3e_" text:outline-level="1" text:is-list-header="true">De qui l’esprit éclate aussi bien que la voix,</text:h>
        <text:h text:style-name="_3c_l_3e_" text:outline-level="1" text:is-list-header="true">Et dont la merveilleuse et divine harmonie</text:h>
        <text:h text:style-name="_3c_l_3e_" text:outline-level="1" text:is-list-header="true">A d'un feu tout celeste échauffé mon Genie.</text:h>
        <text:h text:style-name="_3c_l_3e_" text:outline-level="1" text:is-list-header="true">Cesse de réveiller avec tant de beaux Airs</text:h>
        <text:h text:style-name="_3c_l_3e_" text:outline-level="1" text:is-list-header="true">Echo qui se retire au fond de ces Deserts,</text:h>
        <text:h text:style-name="_3c_l_3e_" text:outline-level="1" text:is-list-header="true">Et qui plaignant encor le trespas de Narcisse,</text:h>
        <text:h text:style-name="_3c_l_3e_" text:outline-level="1" text:is-list-header="true">A besoin de repos plustost que d’exercice.</text:h>
        <text:h text:style-name="_3c_l_3e_" text:outline-level="1" text:is-list-header="true">Laisse dormir en paix les Nimphes de ces eaux</text:h>
        <text:h text:style-name="_3c_l_3e_" text:outline-level="1" text:is-list-header="true">Qui couronnant leur front de joncs et de roseaux,</text:h>
        <text:h text:style-name="_3c_l_3e_" text:outline-level="1" text:is-list-header="true">Sous le liquide argent de leurs robes superbes,</text:h>
        <text:h text:style-name="_3c_l_3e_" text:outline-level="1" text:is-list-header="true">Dansent à tes chansons dessus l’émail des herbes.</text:h>
        <text:h text:style-name="_3c_l_3e_" text:outline-level="1" text:is-list-header="true">Ne donne plus d’amour à la Reine des fleurs</text:h>
        <text:h text:style-name="_3c_l_3e_" text:outline-level="1" text:is-list-header="true">Qui ait montre à tes yeux de ses vives couleurs,</text:h>
        <text:h text:style-name="_3c_l_3e_" text:outline-level="1" text:is-list-header="true">Et qui prestant l’oreille à ta voix qui l’attire,</text:h>
        <text:h text:style-name="_3c_l_3e_" text:outline-level="1" text:is-list-header="true">Charge de ses odeurs les ailes de Zephire.</text:h>
        <text:h text:style-name="_3c_l_3e_" text:outline-level="1" text:is-list-header="true">Suspen cét art divin qui peut tout enchanter,</text:h>
        <text:h text:style-name="_3c_l_3e_" text:outline-level="1" text:is-list-header="true">Et tien la bouche close afin de m’écouter.</text:h>
        <text:h text:style-name="_3c_l_3e_" text:outline-level="1" text:is-list-header="true"/>
        <text:h text:style-name="_3c_l_3e_" text:outline-level="1" text:is-list-header="true"><text:span text:style-name="_3c_pb_3e_">[196]</text:span>Comme le plus grand Roy qui soit en la Nature,</text:h>
        <text:h text:style-name="_3c_l_3e_" text:outline-level="1" text:is-list-header="true">S’est daigné divertir à faire ta peinture,</text:h>
        <text:h text:style-name="_3c_l_3e_" text:outline-level="1" text:is-list-header="true">Et tirer ton Portrait de cette mesme main</text:h>
        <text:h text:style-name="_3c_l_3e_" text:outline-level="1" text:is-list-header="true">Dont il a fait trembler l’Ibere et le Germain :</text:h>
        <text:h text:style-name="_3c_l_3e_" text:outline-level="1" text:is-list-header="true">Je veux par un labeur qui dépite les Parques,</text:h>
        <text:h text:style-name="_3c_l_3e_" text:outline-level="1" text:is-list-header="true">De nostre amitié sainte éterniser les marques,</text:h>
        <text:h text:style-name="_3c_l_3e_" text:outline-level="1" text:is-list-header="true">Et graver ton merite et ton nom dans ces vers</text:h>
        <text:h text:style-name="_3c_l_3e_" text:outline-level="1" text:is-list-header="true">D’un soin qui les conserve autant que l’Univers.</text:h>
        <text:h text:style-name="_3c_l_3e_" text:outline-level="1" text:is-list-header="true">Je veux chanter l’effet que la Fable ancienne</text:h>
        <text:h text:style-name="_3c_l_3e_" text:outline-level="1" text:is-list-header="true">Raconte d’une voix moins belle que la tienne :</text:h>
        <text:h text:style-name="_3c_l_3e_" text:outline-level="1" text:is-list-header="true">Je veux dépeindre icy d’une vive couleur,</text:h>
        <text:h text:style-name="_3c_l_3e_" text:outline-level="1" text:is-list-header="true">Ce que tenta ce Chantre accablé de douleur</text:h>
        <text:h text:style-name="_3c_l_3e_" text:outline-level="1" text:is-list-header="true">Qui rendit à ses Airs les marbres pitoyables,</text:h>
        <text:h text:style-name="_3c_l_3e_" text:outline-level="1" text:is-list-header="true">Et fit dans les Enfers des progrés incroyables.</text:h>
        <text:h text:style-name="_3c_l_3e_" text:outline-level="1" text:is-list-header="true"/>
        <text:h text:style-name="_3c_l_3e_" text:outline-level="1" text:is-list-header="true">Quand cét homme fameux dont la Lyre et la voix</text:h>
        <text:h text:style-name="_3c_l_3e_" text:outline-level="1" text:is-list-header="true">Attiroient apres luy les Rochers et les Bois,</text:h>
        <text:h text:style-name="_3c_l_3e_" text:outline-level="1" text:is-list-header="true">Suspendoient pour un temps le cours de la Nature,</text:h>
        <text:h text:style-name="_3c_l_3e_" text:outline-level="1" text:is-list-header="true">Arrestoient les Ruisseaux, empeschoient leur murmure,</text:h>
        <text:h text:style-name="_3c_l_3e_" text:outline-level="1" text:is-list-header="true">Domtoient les Animaux d’un air imperieux,</text:h>
        <text:h text:style-name="_3c_l_3e_" text:outline-level="1" text:is-list-header="true">Asseuroient les craintifs, calmoient les furieux,</text:h>
        <text:h text:style-name="_3c_l_3e_" text:outline-level="1" text:is-list-header="true">Et par une merveille inconnuë à la Terre</text:h>
        <text:h text:style-name="_3c_l_3e_" text:outline-level="1" text:is-list-header="true">Faisoient naistre la paix où fut tousjours la guerre.</text:h>
        <text:h text:style-name="_3c_l_3e_" text:outline-level="1" text:is-list-header="true">Quand, dis-je cét Amant eut accusé la mort,</text:h>
        <text:h text:style-name="_3c_l_3e_" text:outline-level="1" text:is-list-header="true">Injurié les Cieux, les Astres et le Sort,</text:h>
        <text:h text:style-name="_3c_l_3e_" text:outline-level="1" text:is-list-header="true">Et dit sur l’accident du trespas de sa femme</text:h>
        <text:h text:style-name="_3c_l_3e_" text:outline-level="1" text:is-list-header="true">Tantost avec loüange, et tantost abec blâme,</text:h>
        <text:h text:style-name="_3c_l_3e_" text:outline-level="1" text:is-list-header="true">Tout ce que dans l’excés d’un semblable malheur</text:h>
        <text:h text:style-name="_3c_l_3e_" text:outline-level="1" text:is-list-header="true">Luy peurent inspirer l’amour et la douleur.</text:h>
        <text:h text:style-name="_3c_l_3e_" text:outline-level="1" text:is-list-header="true"><text:soft-page-break/>Il dressa le tombeau de sa chere Euridice</text:h>
        <text:h text:style-name="_3c_l_3e_" text:outline-level="1" text:is-list-header="true">Dessus un grand Rocher pendant en precipice ;</text:h>
        <text:h text:style-name="_3c_l_3e_" text:outline-level="1" text:is-list-header="true"><text:span text:style-name="_3c_pb_3e_">[197]</text:span>Pour y passer sa vie et s’y plaindre tousjours</text:h>
        <text:h text:style-name="_3c_l_3e_" text:outline-level="1" text:is-list-header="true">Du cours infortuné de ses tristes amours.</text:h>
        <text:h text:style-name="_3c_l_3e_" text:outline-level="1" text:is-list-header="true">Il ne prit avec luy que sa Lyre fidelle</text:h>
        <text:h text:style-name="_3c_l_3e_" text:outline-level="1" text:is-list-header="true">Pour employer le temps à se plaindre avec elle :</text:h>
        <text:h text:style-name="_3c_l_3e_" text:outline-level="1" text:is-list-header="true">Mais ce rare instrument qu’il sceut si bien toucher,</text:h>
        <text:h text:style-name="_3c_l_3e_" text:outline-level="1" text:is-list-header="true">De nouveaux ornemens embellit son Rocher ;</text:h>
        <text:h text:style-name="_3c_l_3e_" text:outline-level="1" text:is-list-header="true">Car le son merveilleux de ses cordes divines</text:h>
        <text:h text:style-name="_3c_l_3e_" text:outline-level="1" text:is-list-header="true">Obligea les Forests d’enlever leurs racines,</text:h>
        <text:h text:style-name="_3c_l_3e_" text:outline-level="1" text:is-list-header="true">Pour venir honorer de leur ombrage frais</text:h>
        <text:h text:style-name="_3c_l_3e_" text:outline-level="1" text:is-list-header="true">Ce mortel si sçavant à faire des regrets.</text:h>
        <text:h text:style-name="_3c_l_3e_" text:outline-level="1" text:is-list-header="true"><text:span text:style-name="T1">À</text:span> ses premiers accords on vid soudain parestre</text:h>
        <text:h text:style-name="_3c_l_3e_" text:outline-level="1" text:is-list-header="true">Le Noyer, le Cormier, le Tilleul, et le Hestre,</text:h>
        <text:h text:style-name="_3c_l_3e_" text:outline-level="1" text:is-list-header="true">Le Chesne qui jadis couronnoit le Vainqueur</text:h>
        <text:h text:style-name="_3c_l_3e_" text:outline-level="1" text:is-list-header="true">D'une juste pitié s’y fendit jusqu’au cœur.</text:h>
        <text:h text:style-name="_3c_l_3e_" text:outline-level="1" text:is-list-header="true">Le Cèdre imperieux y vint baisser la teste</text:h>
        <text:h text:style-name="_3c_l_3e_" text:outline-level="1" text:is-list-header="true">Suivi du vert Laurier qui brave la tempeste.</text:h>
        <text:h text:style-name="_3c_l_3e_" text:outline-level="1" text:is-list-header="true">Le Palmier s’y pressa pour luy faire la Cour</text:h>
        <text:h text:style-name="_3c_l_3e_" text:outline-level="1" text:is-list-header="true">Cet exemple parfait de constance et d’amour,</text:h>
        <text:h text:style-name="_3c_l_3e_" text:outline-level="1" text:is-list-header="true">Le Tremble y vint couvert de sa feuille timide,</text:h>
        <text:h text:style-name="_3c_l_3e_" text:outline-level="1" text:is-list-header="true">Le Cyprès y parut en verte Piramide :</text:h>
        <text:h text:style-name="_3c_l_3e_" text:outline-level="1" text:is-list-header="true">Le Peuplier qui du Po rend les bords honorez,</text:h>
        <text:h text:style-name="_3c_l_3e_" text:outline-level="1" text:is-list-header="true">Le Coudre deceleur des tresors enterrez,</text:h>
        <text:h text:style-name="_3c_l_3e_" text:outline-level="1" text:is-list-header="true">L’arbre qu’aime Venus, celuy qu’aime Diane,</text:h>
        <text:h text:style-name="_3c_l_3e_" text:outline-level="1" text:is-list-header="true">L’<text:span text:style-name="T1">É</text:span>rable, le Sapin, le Tamarin, le Plane .</text:h>
        <text:h text:style-name="_3c_l_3e_" text:outline-level="1" text:is-list-header="true">Le Cycomore noir, le Saule palissant,</text:h>
        <text:h text:style-name="_3c_l_3e_" text:outline-level="1" text:is-list-header="true">Le Bouleau chevelu, l’Aubepin fleurissant,</text:h>
        <text:h text:style-name="_3c_l_3e_" text:outline-level="1" text:is-list-header="true">L’Abricotier qui porte une moisson sucrée,</text:h>
        <text:h text:style-name="_3c_l_3e_" text:outline-level="1" text:is-list-header="true">La plante pacifique à Pallas consacrée ;</text:h>
        <text:h text:style-name="_3c_l_3e_" text:outline-level="1" text:is-list-header="true">L’arbre délicieux qui produit les Pavis ,</text:h>
        <text:h text:style-name="_3c_l_3e_" text:outline-level="1" text:is-list-header="true">Le Grenadier chargé de ses tendres rubis :</text:h>
        <text:h text:style-name="_3c_l_3e_" text:outline-level="1" text:is-list-header="true">Le Figuier, le Meurier, dont le fruit agreable</text:h>
        <text:h text:style-name="_3c_l_3e_" text:outline-level="1" text:is-list-header="true">Fut coloré de sang par un sort deplorable.</text:h>
        <text:h text:style-name="_3c_l_3e_" text:outline-level="1" text:is-list-header="true">Enfin, depuis le Fresne ennemy des serpens</text:h>
        <text:h text:style-name="_3c_l_3e_" text:outline-level="1" text:is-list-header="true"><text:span text:style-name="_3c_pb_3e_">[198]</text:span>Jusques à l’humble Vigne aux bras tousjours rampans.</text:h>
        <text:h text:style-name="_3c_l_3e_" text:outline-level="1" text:is-list-header="true">L’Orenger qui son fruit de sa fleur accompagne,</text:h>
        <text:h text:style-name="_3c_l_3e_" text:outline-level="1" text:is-list-header="true">L’Encens, le Violier, et le Jasmin d’Espagne,</text:h>
        <text:h text:style-name="_3c_l_3e_" text:outline-level="1" text:is-list-header="true">Attirez par le son de ses charmans accords,</text:h>
        <text:h text:style-name="_3c_l_3e_" text:outline-level="1" text:is-list-header="true">Furent de la partie et ne firent qu’un Corps,</text:h>
        <text:h text:style-name="_3c_l_3e_" text:outline-level="1" text:is-list-header="true">Tout à l'entour d’Orphée en ordre se rangerent,</text:h>
        <text:h text:style-name="_3c_l_3e_" text:outline-level="1" text:is-list-header="true">Et de son infortune ensemble s’affligerent,</text:h>
        <text:h text:style-name="_3c_l_3e_" text:outline-level="1" text:is-list-header="true">Se mettans en devoir d’adoucir ses ennuis</text:h>
        <text:h text:style-name="_3c_l_3e_" text:outline-level="1" text:is-list-header="true">En luy venant offrir ou des fleurs ou des fruits.</text:h>
        <text:h text:style-name="_3c_l_3e_" text:outline-level="1" text:is-list-header="true"/>
        <text:h text:style-name="_3c_l_3e_" text:outline-level="1" text:is-list-header="true">Mille petits Oyseaux serrans leurs plumes peintes,</text:h>
        <text:h text:style-name="_3c_l_3e_" text:outline-level="1" text:is-list-header="true">Y deviennent muets pour entendre ses plaintes ;</text:h>
        <text:h text:style-name="_3c_l_3e_" text:outline-level="1" text:is-list-header="true">Là le Chardonneret, le Tarin, le Pinçon, escouterent à l’envy cette docte leçon ;</text:h>
        <text:h text:style-name="_3c_l_3e_" text:outline-level="1" text:is-list-header="true">Le Serin la medite, et l’aimable Linotte</text:h>
        <text:h text:style-name="_3c_l_3e_" text:outline-level="1" text:is-list-header="true">En forme en son idée une petite notte.</text:h>
        <text:h text:style-name="_3c_l_3e_" text:outline-level="1" text:is-list-header="true">Jamais le Rossignol ce Chantre ingénieux,</text:h>
        <text:h text:style-name="_3c_l_3e_" text:outline-level="1" text:is-list-header="true">Cet Atome sonnant; ce poinct harmonieux,</text:h>
        <text:h text:style-name="_3c_l_3e_" text:outline-level="1" text:is-list-header="true"><text:soft-page-break/>Qui mesle en ses motets un si rare artifice</text:h>
        <text:h text:style-name="_3c_l_3e_" text:outline-level="1" text:is-list-header="true">Contre ce Champion n’ose entrer dans la lice.</text:h>
        <text:h text:style-name="_3c_l_3e_" text:outline-level="1" text:is-list-header="true">Là le Gey peu discret, se rend respectueux,</text:h>
        <text:h text:style-name="_3c_l_3e_" text:outline-level="1" text:is-list-header="true">La Corneille y retient son cry tumultueux,</text:h>
        <text:h text:style-name="_3c_l_3e_" text:outline-level="1" text:is-list-header="true">E le Merle touché d’une douleur secrette,</text:h>
        <text:h text:style-name="_3c_l_3e_" text:outline-level="1" text:is-list-header="true">Semble y porter le dueil de celle qu’on regrette.</text:h>
        <text:h text:style-name="_3c_l_3e_" text:outline-level="1" text:is-list-header="true">La Choüette en leur troupe ose lever le front,</text:h>
        <text:h text:style-name="_3c_l_3e_" text:outline-level="1" text:is-list-header="true">Et sans que sa laideur y reçoive d’affront ;</text:h>
        <text:h text:style-name="_3c_l_3e_" text:outline-level="1" text:is-list-header="true">Car sa difformité qui leur colere attise,</text:h>
        <text:h text:style-name="_3c_l_3e_" text:outline-level="1" text:is-list-header="true">Auprès de cette Lyre est en lieu de franchise.</text:h>
        <text:h text:style-name="_3c_l_3e_" text:outline-level="1" text:is-list-header="true">Il semble que l’aiguille ait fait adroitement</text:h>
        <text:h text:style-name="_3c_l_3e_" text:outline-level="1" text:is-list-header="true">Ces animaux sans voix comme sans mouvement</text:h>
        <text:h text:style-name="_3c_l_3e_" text:outline-level="1" text:is-list-header="true">Et parmy tous ceux-cy beaucoup d’Oyseax de proye</text:h>
        <text:h text:style-name="_3c_l_3e_" text:outline-level="1" text:is-list-header="true">Semblent aussi charmez, n’estre faits que de soye.</text:h>
        <text:h text:style-name="_3c_l_3e_" text:outline-level="1" text:is-list-header="true"><text:span text:style-name="_3c_pb_3e_">[199]</text:span>Le Lanier qui soustient, superbe et genereux,</text:h>
        <text:h text:style-name="_3c_l_3e_" text:outline-level="1" text:is-list-header="true">Void lever des Pigeons et ne fond point furieux.</text:h>
        <text:h text:style-name="_3c_l_3e_" text:outline-level="1" text:is-list-header="true">L’Espervier au Moyneau, n’ose faire la guerre,</text:h>
        <text:h text:style-name="_3c_l_3e_" text:outline-level="1" text:is-list-header="true">L’Autour et la Perdrix, sont en paix sur la terre.</text:h>
        <text:h text:style-name="_3c_l_3e_" text:outline-level="1" text:is-list-header="true">L’Oyseau de Jupiter, ce Monarque des airs</text:h>
        <text:h text:style-name="_3c_l_3e_" text:outline-level="1" text:is-list-header="true">Qui tient la région d’où partent les éclairs,</text:h>
        <text:h text:style-name="_3c_l_3e_" text:outline-level="1" text:is-list-header="true">Paroist haut suspendu dans un profond silence</text:h>
        <text:h text:style-name="_3c_l_3e_" text:outline-level="1" text:is-list-header="true">Sans faire à ses sujets aucune violence :</text:h>
        <text:h text:style-name="_3c_l_3e_" text:outline-level="1" text:is-list-header="true">Le Heron dessous luy, plane d'un vol léger</text:h>
        <text:h text:style-name="_3c_l_3e_" text:outline-level="1" text:is-list-header="true">Et demeure sans crainte à l’ombre du danger.</text:h>
        <text:h text:style-name="_3c_l_3e_" text:outline-level="1" text:is-list-header="true">Ainsi la Majesté d'une voix docte et belle</text:h>
        <text:h text:style-name="_3c_l_3e_" text:outline-level="1" text:is-list-header="true">Suspend la tyrannie et la peur naturelle ;</text:h>
        <text:h text:style-name="_3c_l_3e_" text:outline-level="1" text:is-list-header="true">Et sous l’authorité de ses charmes puissans</text:h>
        <text:h text:style-name="_3c_l_3e_" text:outline-level="1" text:is-list-header="true">Mille Peuples divers sont tous obeïssans.</text:h>
        <text:h text:style-name="_3c_l_3e_" text:outline-level="1" text:is-list-header="true">Mais cette loy parlante en cette aimable sorte</text:h>
        <text:h text:style-name="_3c_l_3e_" text:outline-level="1" text:is-list-header="true">Maistrise bien des cœurs de nature plus forte :</text:h>
        <text:h text:style-name="_3c_l_3e_" text:outline-level="1" text:is-list-header="true">Si les hostes de l’air respectent cette voix,</text:h>
        <text:h text:style-name="_3c_l_3e_" text:outline-level="1" text:is-list-header="true">Ceux dont la cruauté deshonore les Bois</text:h>
        <text:h text:style-name="_3c_l_3e_" text:outline-level="1" text:is-list-header="true">Et qui sur les troupeaux font de sanglans ravages,</text:h>
        <text:h text:style-name="_3c_l_3e_" text:outline-level="1" text:is-list-header="true">Ne sont point en ce lieu plus fiers ny plus sauvages.</text:h>
        <text:h text:style-name="_3c_l_3e_" text:outline-level="1" text:is-list-header="true">La Biche et le Chevreul se treuvent sans danger</text:h>
        <text:h text:style-name="_3c_l_3e_" text:outline-level="1" text:is-list-header="true">Prés du Cervier cruel, et de l’Once leger ;</text:h>
        <text:h text:style-name="_3c_l_3e_" text:outline-level="1" text:is-list-header="true">Le Lyon dépouillant se naturelle audace,</text:h>
        <text:h text:style-name="_3c_l_3e_" text:outline-level="1" text:is-list-header="true">Souffre qu’auprés de luy le Taureau prene place ;</text:h>
        <text:h text:style-name="_3c_l_3e_" text:outline-level="1" text:is-list-header="true">L’indomptable <text:span text:style-name="T1">É</text:span>léphant dans cette attention</text:h>
        <text:h text:style-name="_3c_l_3e_" text:outline-level="1" text:is-list-header="true">Prés du Rinocerot n’a point d’émotion.</text:h>
        <text:h text:style-name="_3c_l_3e_" text:outline-level="1" text:is-list-header="true">La Brebis et le Loup suivent cette harmonie</text:h>
        <text:h text:style-name="_3c_l_3e_" text:outline-level="1" text:is-list-header="true">L’un sans aucune peur, l’autre sans tirannie,</text:h>
        <text:h text:style-name="_3c_l_3e_" text:outline-level="1" text:is-list-header="true">Puisque durant l’excès d’un si charmant plaisir</text:h>
        <text:h text:style-name="_3c_l_3e_" text:outline-level="1" text:is-list-header="true">Ny l’effroy, ny la faim ne les peuvent saisir.</text:h>
        <text:h text:style-name="_3c_l_3e_" text:outline-level="1" text:is-list-header="true">La Bellette au combat peu devant attachée,</text:h>
        <text:h text:style-name="_3c_l_3e_" text:outline-level="1" text:is-list-header="true">Laisse avecque l’Aspic sa victoire ébauchée ;</text:h>
        <text:h text:style-name="_3c_l_3e_" text:outline-level="1" text:is-list-header="true"><text:span text:style-name="_3c_pb_3e_">[200]</text:span>Et Son fier ennemy par l’oreille enchante</text:h>
        <text:h text:style-name="_3c_l_3e_" text:outline-level="1" text:is-list-header="true">Quitte avec son venin son animosité.</text:h>
        <text:h text:style-name="_3c_l_3e_" text:outline-level="1" text:is-list-header="true"/>
        <text:h text:style-name="_3c_l_3e_" text:outline-level="1" text:is-list-header="true">Là se viennent coucher en diverse posture</text:h>
        <text:h text:style-name="_3c_l_3e_" text:outline-level="1" text:is-list-header="true">Cent Animaux divers de forme et de nature :</text:h>
        <text:h text:style-name="_3c_l_3e_" text:outline-level="1" text:is-list-header="true">La frauduleuse Hyene, et de qui la beauté</text:h>
        <text:h text:style-name="_3c_l_3e_" text:outline-level="1" text:is-list-header="true"><text:soft-page-break/>Sous un port innocent cache la cruauté.</text:h>
        <text:h text:style-name="_3c_l_3e_" text:outline-level="1" text:is-list-header="true">Le Cheval glorieux, symbole de la guerre,</text:h>
        <text:h text:style-name="_3c_l_3e_" text:outline-level="1" text:is-list-header="true">Le Linx aux yeux perçans, dont l’eau se change en pierre.</text:h>
        <text:h text:style-name="_3c_l_3e_" text:outline-level="1" text:is-list-header="true">L’Escurieu sautelant qui n’a point de repos,</text:h>
        <text:h text:style-name="_3c_l_3e_" text:outline-level="1" text:is-list-header="true">La Marmote assoupie, et le Singe dispos.</text:h>
        <text:h text:style-name="_3c_l_3e_" text:outline-level="1" text:is-list-header="true"><text:s/>Le Castor y fait uoir Sa longue panne rousse,</text:h>
        <text:h text:style-name="_3c_l_3e_" text:outline-level="1" text:is-list-header="true">Le Porc-espic ses traits dont luy-mesme est la trousse.</text:h>
        <text:h text:style-name="_3c_l_3e_" text:outline-level="1" text:is-list-header="true">Le Tigre y met au jour son beau gris argenté</text:h>
        <text:h text:style-name="_3c_l_3e_" text:outline-level="1" text:is-list-header="true">Qu’avec art la Nature a si bien moucheté.</text:h>
        <text:h text:style-name="_3c_l_3e_" text:outline-level="1" text:is-list-header="true">L’Ours y vient avouer que des douceurs pareilles</text:h>
        <text:h text:style-name="_3c_l_3e_" text:outline-level="1" text:is-list-header="true">Ne se rencontrent point au séjour des Abeilles.</text:h>
        <text:h text:style-name="_3c_l_3e_" text:outline-level="1" text:is-list-header="true">Le Sanglier y paroist dont le crochet fatal</text:h>
        <text:h text:style-name="_3c_l_3e_" text:outline-level="1" text:is-list-header="true">A terracé de Mars le glorieux Rival</text:h>
        <text:h text:style-name="_3c_l_3e_" text:outline-level="1" text:is-list-header="true">L’on y void arriver le Byson Solitaire,</text:h>
        <text:h text:style-name="_3c_l_3e_" text:outline-level="1" text:is-list-header="true">La docile Girafle, et le laid Dromadaire.</text:h>
        <text:h text:style-name="_3c_l_3e_" text:outline-level="1" text:is-list-header="true">Là le Caméléon qui change si souvent,</text:h>
        <text:h text:style-name="_3c_l_3e_" text:outline-level="1" text:is-list-header="true">Se nourrit des beaux Airs d’un Chantre si sçavant.</text:h>
        <text:h text:style-name="_3c_l_3e_" text:outline-level="1" text:is-list-header="true">Là se vient presenter la Martre Zebeline,</text:h>
        <text:h text:style-name="_3c_l_3e_" text:outline-level="1" text:is-list-header="true">Là se laisse ravir la pure et blanche Hermine.</text:h>
        <text:h text:style-name="_3c_l_3e_" text:outline-level="1" text:is-list-header="true">Le Chat que la Lybie enfante en ses ardeurs,</text:h>
        <text:h text:style-name="_3c_l_3e_" text:outline-level="1" text:is-list-header="true">Y fait profusion de ses bonnes odeurs :</text:h>
        <text:h text:style-name="_3c_l_3e_" text:outline-level="1" text:is-list-header="true">Le Grifon de son Or, et l’aimable Licorne</text:h>
        <text:h text:style-name="_3c_l_3e_" text:outline-level="1" text:is-list-header="true">Y donne pour tribut la précieuse corne.</text:h>
        <text:h text:style-name="_3c_l_3e_" text:outline-level="1" text:is-list-header="true"/>
        <text:h text:style-name="_3c_l_3e_" text:outline-level="1" text:is-list-header="true">Voila comme en ce lieu de sauvages sujets</text:h>
        <text:h text:style-name="_3c_l_3e_" text:outline-level="1" text:is-list-header="true">Se laissent captiver à d’aimables objets,</text:h>
        <text:h text:style-name="_3c_l_3e_" text:outline-level="1" text:is-list-header="true"><text:span text:style-name="_3c_pb_3e_">[201]</text:span>Et conservent entr’eux un respect incroyable,</text:h>
        <text:h text:style-name="_3c_l_3e_" text:outline-level="1" text:is-list-header="true">Ployans également sous un chant pitoyable</text:h>
        <text:h text:style-name="_3c_l_3e_" text:outline-level="1" text:is-list-header="true">Et voila comme Orphée allégé un peu ses maux</text:h>
        <text:h text:style-name="_3c_l_3e_" text:outline-level="1" text:is-list-header="true">Durant qu’il les partage à tous ces Animaux.</text:h>
        <text:h text:style-name="_3c_l_3e_" text:outline-level="1" text:is-list-header="true"/>
        <text:h text:style-name="_3c_l_3e_" text:outline-level="1" text:is-list-header="true">Un jour une Bachante errant à l’avanture,</text:h>
        <text:h text:style-name="_3c_l_3e_" text:outline-level="1" text:is-list-header="true">Un vagabond recueil de dons de la Nature ;</text:h>
        <text:h text:style-name="_3c_l_3e_" text:outline-level="1" text:is-list-header="true">Qui mesme, avec Junon disputant de beauté,</text:h>
        <text:h text:style-name="_3c_l_3e_" text:outline-level="1" text:is-list-header="true">Ne luy pouvoit ceder que pour la majesté ;</text:h>
        <text:h text:style-name="_3c_l_3e_" text:outline-level="1" text:is-list-header="true">Un Chef-d’œuvre des Cieux, un Miracle visible,</text:h>
        <text:h text:style-name="_3c_l_3e_" text:outline-level="1" text:is-list-header="true">Un objet adorable à tout sujet sensible ;</text:h>
        <text:h text:style-name="_3c_l_3e_" text:outline-level="1" text:is-list-header="true">Qui pouvoit tout ravir, à qui tout sembloit deu,</text:h>
        <text:h text:style-name="_3c_l_3e_" text:outline-level="1" text:is-list-header="true">Donna dans ce filet parmy l’air estendu.</text:h>
        <text:h text:style-name="_3c_l_3e_" text:outline-level="1" text:is-list-header="true">Cette jeune Beauté de Baccus échauffée,</text:h>
        <text:h text:style-name="_3c_l_3e_" text:outline-level="1" text:is-list-header="true">Courut où résonnoit la douce voix d'Orphée.</text:h>
        <text:h text:style-name="_3c_l_3e_" text:outline-level="1" text:is-list-header="true"/>
        <text:h text:style-name="_3c_l_3e_" text:outline-level="1" text:is-list-header="true">Sa taille haute et droite estoit pleine d’apas</text:h>
        <text:h text:style-name="_3c_l_3e_" text:outline-level="1" text:is-list-header="true">Et comme la fureur precipitoit ses pas</text:h>
        <text:h text:style-name="_3c_l_3e_" text:outline-level="1" text:is-list-header="true">Sa jupe qui s’ouvroit au dessous de la hanche</text:h>
        <text:h text:style-name="_3c_l_3e_" text:outline-level="1" text:is-list-header="true">Faisoit voir à tous coups sa cuisse ronde et blanche.</text:h>
        <text:h text:style-name="_3c_l_3e_" text:outline-level="1" text:is-list-header="true">Ses brodequins dorez faits délicatement,</text:h>
        <text:h text:style-name="_3c_l_3e_" text:outline-level="1" text:is-list-header="true">Où l’on voyoit de nœuds un riche ajustement</text:h>
        <text:h text:style-name="_3c_l_3e_" text:outline-level="1" text:is-list-header="true">En augmentoit la grâce et donnoit connoissance</text:h>
        <text:h text:style-name="_3c_l_3e_" text:outline-level="1" text:is-list-header="true">Qu’elle ne venoit pas d’une obscure naissance.</text:h>
        <text:h text:style-name="_3c_l_3e_" text:outline-level="1" text:is-list-header="true">Entre ses belles mains un Thyrse elle tenoit</text:h>
        <text:h text:style-name="_3c_l_3e_" text:outline-level="1" text:is-list-header="true">Qu’un long et frais tissu de pempre environnoit ;</text:h>
        <text:h text:style-name="_3c_l_3e_" text:outline-level="1" text:is-list-header="true"><text:soft-page-break/>Sa gorge estoit ouverte, où d’une force égale</text:h>
        <text:h text:style-name="_3c_l_3e_" text:outline-level="1" text:is-list-header="true">Deux petits Monts de lait s’enfloient par intervale.</text:h>
        <text:h text:style-name="_3c_l_3e_" text:outline-level="1" text:is-list-header="true">Ses yeux estoient brillans, et ses jeunes regards</text:h>
        <text:h text:style-name="_3c_l_3e_" text:outline-level="1" text:is-list-header="true">Lançoient innocemment des feux de toutes parts.</text:h>
        <text:h text:style-name="_3c_l_3e_" text:outline-level="1" text:is-list-header="true">Sa bouche paroissoit comme un bouton de rose</text:h>
        <text:h text:style-name="_3c_l_3e_" text:outline-level="1" text:is-list-header="true">Petite, relevée, et n’estoit point si close</text:h>
        <text:h text:style-name="_3c_l_3e_" text:outline-level="1" text:is-list-header="true">Dans cette émotion qu'on ne vid au dedans</text:h>
        <text:h text:style-name="_3c_l_3e_" text:outline-level="1" text:is-list-header="true"><text:span text:style-name="_3c_pb_3e_">[202]</text:span>Esclatter la blancheur des perles de ses dents.</text:h>
        <text:h text:style-name="_3c_l_3e_" text:outline-level="1" text:is-list-header="true">Cette bouche qu’Amour tient entre ses miracles</text:h>
        <text:h text:style-name="_3c_l_3e_" text:outline-level="1" text:is-list-header="true">Qui d’esprit de Jasmin parfume ses Oracles.</text:h>
        <text:h text:style-name="_3c_l_3e_" text:outline-level="1" text:is-list-header="true">Son poil comme elle errant, s’épandoit sans dessein</text:h>
        <text:h text:style-name="_3c_l_3e_" text:outline-level="1" text:is-list-header="true">Tantost sur son espaule et tantost sur son sein ;</text:h>
        <text:h text:style-name="_3c_l_3e_" text:outline-level="1" text:is-list-header="true">Et Zephir qui l’enfloit de son haleine mole,</text:h>
        <text:h text:style-name="_3c_l_3e_" text:outline-level="1" text:is-list-header="true">Y soülevoit des flots tels que ceux du Pactole :</text:h>
        <text:h text:style-name="_3c_l_3e_" text:outline-level="1" text:is-list-header="true">Mais dont l’aimable orgueil, émeu de tous costez,</text:h>
        <text:h text:style-name="_3c_l_3e_" text:outline-level="1" text:is-list-header="true">Eust fait faire naufrage à mille libertez.</text:h>
        <text:h text:style-name="_3c_l_3e_" text:outline-level="1" text:is-list-header="true"/>
        <text:h text:style-name="_3c_l_3e_" text:outline-level="1" text:is-list-header="true">La voilà qui souspire aussi tost qu’elle approche</text:h>
        <text:h text:style-name="_3c_l_3e_" text:outline-level="1" text:is-list-header="true">De cette résonnante et merveilleuse roche</text:h>
        <text:h text:style-name="_3c_l_3e_" text:outline-level="1" text:is-list-header="true">Où se forment des sons assez mélodieux</text:h>
        <text:h text:style-name="_3c_l_3e_" text:outline-level="1" text:is-list-header="true">Pour adoucir le cœur du plus cruel des Dieux.</text:h>
        <text:h text:style-name="_3c_l_3e_" text:outline-level="1" text:is-list-header="true">Elle admire l'Autheur de la douce harmonie</text:h>
        <text:h text:style-name="_3c_l_3e_" text:outline-level="1" text:is-list-header="true">Qui desja dans son Ame estend sa tyrannie ;</text:h>
        <text:h text:style-name="_3c_l_3e_" text:outline-level="1" text:is-list-header="true">Et bien qu’il soit d’ennuis et de pleurs suffoqué,</text:h>
        <text:h text:style-name="_3c_l_3e_" text:outline-level="1" text:is-list-header="true">Assis dessus un banc dans le Roc pratiqué,</text:h>
        <text:h text:style-name="_3c_l_3e_" text:outline-level="1" text:is-list-header="true">Et que rien que le tour d’un vert Laurier ne ceigne</text:h>
        <text:h text:style-name="_3c_l_3e_" text:outline-level="1" text:is-list-header="true">Sa longue chevelure entre blonde et chasteigne ; </text:h>
        <text:h text:style-name="_3c_l_3e_" text:outline-level="1" text:is-list-header="true">Il passe en son esprit dès le premier regard</text:h>
        <text:h text:style-name="_3c_l_3e_" text:outline-level="1" text:is-list-header="true">Pour un jeune Vainqueur triomphant sur un char.</text:h>
        <text:h text:style-name="_3c_l_3e_" text:outline-level="1" text:is-list-header="true">Dieux ! quel charme secret se trouve en la Musique!</text:h>
        <text:h text:style-name="_3c_l_3e_" text:outline-level="1" text:is-list-header="true">Cette Beauté que trouble une chaleur bacchique,</text:h>
        <text:h text:style-name="_3c_l_3e_" text:outline-level="1" text:is-list-header="true">Sent à ce rare objet, chasser de son cerveau</text:h>
        <text:h text:style-name="_3c_l_3e_" text:outline-level="1" text:is-list-header="true">Les épaisses vapeurs du bouillant vin nouveau,</text:h>
        <text:h text:style-name="_3c_l_3e_" text:outline-level="1" text:is-list-header="true">Et contemplant Orphée avec trop de tendresse</text:h>
        <text:h text:style-name="_3c_l_3e_" text:outline-level="1" text:is-list-header="true">Chancelle en un instant d'une plus belle yuresse.</text:h>
        <text:h text:style-name="_3c_l_3e_" text:outline-level="1" text:is-list-header="true">Elle écoute sa plainte avec tant de plaisir,</text:h>
        <text:h text:style-name="_3c_l_3e_" text:outline-level="1" text:is-list-header="true">Que desja sa raison prend loy de son désir.</text:h>
        <text:h text:style-name="_3c_l_3e_" text:outline-level="1" text:is-list-header="true">Son cœur abandonné de l’enfant de Semelle,</text:h>
        <text:h text:style-name="_3c_l_3e_" text:outline-level="1" text:is-list-header="true">Reçoit un autre enfant d’une humeur plus cruelle ;</text:h>
        <text:h text:style-name="_3c_l_3e_" text:outline-level="1" text:is-list-header="true">Mars fust-il plus perfide, et plus cruel cent fois,</text:h>
        <text:h text:style-name="_3c_l_3e_" text:outline-level="1" text:is-list-header="true"><text:span text:style-name="_3c_pb_3e_">[203]</text:span>Elle est déterminée à recevoir ses loix.</text:h>
        <text:h text:style-name="_3c_l_3e_" text:outline-level="1" text:is-list-header="true">Desja l’Arrest s’imprime en son ame charmée,</text:h>
        <text:h text:style-name="_3c_l_3e_" text:outline-level="1" text:is-list-header="true">Qu’il faut soudain qu’elle aime et qu’elle soit aimée:</text:h>
        <text:h text:style-name="_3c_l_3e_" text:outline-level="1" text:is-list-header="true">Son effrené désir souffre un mors importun,</text:h>
        <text:h text:style-name="_3c_l_3e_" text:outline-level="1" text:is-list-header="true">Elle avance deux pas puis elle en recule un ;</text:h>
        <text:h text:style-name="_3c_l_3e_" text:outline-level="1" text:is-list-header="true">Sa flame à s’affranchir treuve de la contrainte,</text:h>
        <text:h text:style-name="_3c_l_3e_" text:outline-level="1" text:is-list-header="true">Elle en rougit de honte, elle en pâlist de crainte,</text:h>
        <text:h text:style-name="_3c_l_3e_" text:outline-level="1" text:is-list-header="true">S’efforce de parler jusqu’à deux ou trois fois ;</text:h>
        <text:h text:style-name="_3c_l_3e_" text:outline-level="1" text:is-list-header="true">Et sentant rétressir le canal de sa voix</text:h>
        <text:h text:style-name="_3c_l_3e_" text:outline-level="1" text:is-list-header="true">Différé en cét estat de la mettre en usage</text:h>
        <text:h text:style-name="_3c_l_3e_" text:outline-level="1" text:is-list-header="true">Jusqu’ à ce que l’amour augmente son courage.</text:h>
        <text:h text:style-name="_3c_l_3e_" text:outline-level="1" text:is-list-header="true"><text:soft-page-break/><text:span text:style-name="T1">À</text:span> la fin s’approchant de ce beau Thracien</text:h>
        <text:h text:style-name="_3c_l_3e_" text:outline-level="1" text:is-list-header="true">Qui fut pour son malheur si grand Musicien ;</text:h>
        <text:h text:style-name="_3c_l_3e_" text:outline-level="1" text:is-list-header="true">Elle luy dit ces mots pleins d’ardeur et de flame,</text:h>
        <text:h text:style-name="_3c_l_3e_" text:outline-level="1" text:is-list-header="true">« Cesse de regretter le trespas d’une femme</text:h>
        <text:h text:style-name="_3c_l_3e_" text:outline-level="1" text:is-list-header="true">Digne et parfait Amant de qui les qualitez</text:h>
        <text:h text:style-name="_3c_l_3e_" text:outline-level="1" text:is-list-header="true">Donneroient de l’amour à des Divinitez.</text:h>
        <text:h text:style-name="_3c_l_3e_" text:outline-level="1" text:is-list-header="true">Une belle avanture aujourd’huy t’est offerte</text:h>
        <text:h text:style-name="_3c_l_3e_" text:outline-level="1" text:is-list-header="true">Pour essuyer tes pleurs et reparer ta perte ;</text:h>
        <text:h text:style-name="_3c_l_3e_" text:outline-level="1" text:is-list-header="true">Si tu daignes porter ton esfprit et tes yeux</text:h>
        <text:h text:style-name="_3c_l_3e_" text:outline-level="1" text:is-list-header="true">Sur un nouveau present qui t’est venu des Cieux.</text:h>
        <text:h text:style-name="_3c_l_3e_" text:outline-level="1" text:is-list-header="true">Un légitimé bruit me donne autant de charmes</text:h>
        <text:h text:style-name="_3c_l_3e_" text:outline-level="1" text:is-list-header="true">Qu’en eut ce bel objet pour qui tu fonds en larmes:</text:h>
        <text:h text:style-name="_3c_l_3e_" text:outline-level="1" text:is-list-header="true">Heureuse en mon Destin, s’ils sont assez puissans</text:h>
        <text:h text:style-name="_3c_l_3e_" text:outline-level="1" text:is-list-header="true">Pour prendre à l'avenir l’Empire de tes sens.</text:h>
        <text:h text:style-name="_3c_l_3e_" text:outline-level="1" text:is-list-header="true">A ces mots elle met la main defl us sa Lyre Qui l'assi stoit tousiours à plaindre son martyre.</text:h>
        <text:h text:style-name="_3c_l_3e_" text:outline-level="1" text:is-list-header="true">Mais luy ,qui dans son mal ne peut goûter de bien , La repousse du bras sans luy rdpondre rien.</text:h>
        <text:h text:style-name="_3c_l_3e_" text:outline-level="1" text:is-list-header="true">Et tenant à rigueur ce deuot sacrifice se remet à chanter l’obscquc d’Euridice.</text:h>
        <text:h text:style-name="_3c_l_3e_" text:outline-level="1" text:is-list-header="true">O dangereux effet d’un insolent mépris Qui remplit de colere un coeur d’amour ^pris,</text:h>
        <text:h text:style-name="_3c_l_3e_" text:outline-level="1" text:is-list-header="true"><text:s/>204 L’ORPHEE</text:h>
        <text:h text:style-name="_3c_l_3e_" text:outline-level="1" text:is-list-header="true"><text:s/>Iamais fiere Tigresse aux forests d’Arménie,</text:h>
        <text:h text:style-name="_3c_l_3e_" text:outline-level="1" text:is-list-header="true"><text:s/>Ne fit uoir tant d’ardeur et tant de felonnie ,</text:h>
        <text:h text:style-name="_3c_l_3e_" text:outline-level="1" text:is-list-header="true"><text:s/>Alors qu’ayant suiui la piste du Chasseur,</text:h>
        <text:h text:style-name="_3c_l_3e_" text:outline-level="1" text:is-list-header="true"><text:s/>Elle atteint de ses Fans le cruel rauisseur.</text:h>
        <text:h text:style-name="_3c_l_3e_" text:outline-level="1" text:is-list-header="true"><text:s/>Iamais Aspic superbe aux beaux iours de Tan-* née,</text:h>
        <text:h text:style-name="_3c_l_3e_" text:outline-level="1" text:is-list-header="true"><text:s/>Ne fit uoir tant de traits d’une rage obstinée,</text:h>
        <text:h text:style-name="_3c_l_3e_" text:outline-level="1" text:is-list-header="true"><text:s/>Alors que du Passant la vieille inimitié A meurtry deuant luy sa fidellc moitié.</text:h>
        <text:h text:style-name="_3c_l_3e_" text:outline-level="1" text:is-list-header="true"><text:s/>Rien peut-il égaler la colere embiasée D ’unc Beauté superbe, amante, et mcsprifee ?</text:h>
        <text:h text:style-name="_3c_l_3e_" text:outline-level="1" text:is-list-header="true"><text:s/>Le despir t st si grand dont son cœur est atteint,</text:h>
        <text:h text:style-name="_3c_l_3e_" text:outline-level="1" text:is-list-header="true"><text:s/>Qin ensiame à la fois et scs yeux et son teint,</text:h>
        <text:h text:style-name="_3c_l_3e_" text:outline-level="1" text:is-list-header="true"><text:s/>Elle s'en mord la levre auecque violence,</text:h>
        <text:h text:style-name="_3c_l_3e_" text:outline-level="1" text:is-list-header="true"><text:s/>Grauant dans ce rubis son defir de uengeance.</text:h>
        <text:h text:style-name="_3c_l_3e_" text:outline-level="1" text:is-list-header="true"><text:s/>Rien ne pevt modérer ce furieux tranfport,</text:h>
        <text:h text:style-name="_3c_l_3e_" text:outline-level="1" text:is-list-header="true"><text:s/>Desia de ce qv’elle aime, elle a conclv la mort j Et desia stir le champ la main de cette belle Execvte svr lvy sa sentence cruelle.</text:h>
        <text:h text:style-name="_3c_l_3e_" text:outline-level="1" text:is-list-header="true"><text:s/>son Thyrse en la poitrine elle uevt luy cacher $</text:h>
        <text:h text:style-name="_3c_l_3e_" text:outline-level="1" text:is-list-header="true"><text:s/>Mais le coup destourné, porte sur le Rocher,</text:h>
        <text:h text:style-name="_3c_l_3e_" text:outline-level="1" text:is-list-header="true"><text:s/>Le bois uole en éclats, et la Nîmphe auec larmes Ne se uoid point vangée et setreuue sans armes,</text:h>
        <text:h text:style-name="_3c_l_3e_" text:outline-level="1" text:is-list-header="true"><text:s/>La terre en offre encore à son iuste courroux,</text:h>
        <text:h text:style-name="_3c_l_3e_" text:outline-level="1" text:is-list-header="true"><text:s/>Pour contenter sa rage elle prend des cailloux j Mon son bel ennemy n’en reçoit point d'offense Car sa Lyre et sa uoix armez pour sa defcnse , sufpendent chaque pierre et par enchantement La font déliant ses pieds tomber tout doucement. Lors la Nimphe enragée au defcspoir réduite,</text:h>
        <text:h text:style-name="_3c_l_3e_" text:outline-level="1" text:is-list-header="true"><text:s/>De peur des Animaux à la fin prend la fuite ;</text:h>
        <text:h text:style-name="_3c_l_3e_" text:outline-level="1" text:is-list-header="true"><text:s/>En blafphemant le Ciel et le cœur inhumain Qssellé n’a pü blesser des yeux ny de la main.</text:h>
        <text:h text:style-name="_3c_l_3e_" text:outline-level="1" text:is-list-header="true">luy</text:h>
        <text:h text:style-name="_3c_l_3e_" text:outline-level="1" text:is-list-header="true">DV s' TRIsTAN, zoj</text:h>
        <text:h text:style-name="_3c_l_3e_" text:outline-level="1" text:is-list-header="true">Luy par cette merueillc échapé de l’Orage,</text:h>
        <text:h text:style-name="_3c_l_3e_" text:outline-level="1" text:is-list-header="true">De l’effet de sa voix îentgrossir son courage s Et s'asseure desia de vaincre son malheur s’il peut bien appliquer ce charme à sa douleur.</text:h>
        <text:h text:style-name="_3c_l_3e_" text:outline-level="1" text:is-list-header="true">Dés lors.d'undoux cspoir (on amc ensorceléc,</text:h>
        <text:h text:style-name="_3c_l_3e_" text:outline-level="1" text:is-list-header="true">Pense voir des Enfers sa Moitié r’appellôc :</text:h>
        <text:h text:style-name="_3c_l_3e_" text:outline-level="1" text:is-list-header="true">Il leue chaque pierre avec rauissement ,</text:h>
        <text:h text:style-name="_3c_l_3e_" text:outline-level="1" text:is-list-header="true">Et flatte ses désirs de ce raifonnement.</text:h>
        <text:h text:style-name="_3c_l_3e_" text:outline-level="1" text:is-list-header="true"><text:soft-page-break/>„ Puis que les doux récits de ma fidellc flame 3, Ont bien eu ce pouuoir dessus des corps sans amc $ 3, sçachons si la vertu de nos charmavs accords „ Aura quelque pouuoir (ur des csprits sans corps :</text:h>
        <text:h text:style-name="_3c_l_3e_" text:outline-level="1" text:is-list-header="true">„ Allons uoir des Enfers la demeure effroyable ,, Et tafehons d’adoucir leur Prince impitoyable.</text:h>
        <text:h text:style-name="_3c_l_3e_" text:outline-level="1" text:is-list-header="true">La nuit au cours de l’Ebrc il se purifia ; ïnuoqua Prosetpine, et luy sacrifia une noire brebis, uieiile, stérile, éthique,</text:h>
        <text:h text:style-name="_3c_l_3e_" text:outline-level="1" text:is-list-header="true">De Jaitdoux arrosce et puis demiel A tique,</text:h>
        <text:h text:style-name="_3c_l_3e_" text:outline-level="1" text:is-list-header="true">Lors qu’il eut de son sang, apres Je coup mortel, Remply toute une fosse à costédel’Autel^;</text:h>
        <text:h text:style-name="_3c_l_3e_" text:outline-level="1" text:is-list-header="true">Tandis que d’une uoix, humble, balle et plaintiuc^ Il conjuroit la Lune à cét A de attentive.</text:h>
        <text:h text:style-name="_3c_l_3e_" text:outline-level="1" text:is-list-header="true">Aussi tost qu’il fut iour,pour allor cJiez les morts, D’un long manteau uolant il se couurit le corps.</text:h>
        <text:h text:style-name="_3c_l_3e_" text:outline-level="1" text:is-list-header="true">La couleur en estoit de la feuille qui uole Lors que le uenddu Nord tous les Arbres defolc;</text:h>
        <text:h text:style-name="_3c_l_3e_" text:outline-level="1" text:is-list-header="true">Le deflbus estoit vert montrant qu’eu son mal heur Quelqii’efpoir se ioignoit encore à sa douleur.</text:h>
        <text:h text:style-name="_3c_l_3e_" text:outline-level="1" text:is-list-header="true">Par les bouts d’une écharpe auecart estenduë,</text:h>
        <text:h text:style-name="_3c_l_3e_" text:outline-level="1" text:is-list-header="true">A deux agraphes d’or la Lyre estoit pendue,</text:h>
        <text:h text:style-name="_3c_l_3e_" text:outline-level="1" text:is-list-header="true">Ce Cèdre refonnant, ce bois mélodieux,</text:h>
        <text:h text:style-name="_3c_l_3e_" text:outline-level="1" text:is-list-header="true">206 L’ORPHEE</text:h>
        <text:h text:style-name="_3c_l_3e_" text:outline-level="1" text:is-list-header="true">Dont il fcauoit charmer les hommes et les Dieu»* A collé du Tenare une large ouuerturc Vomit incessamment une fumée obfcure ;</text:h>
        <text:h text:style-name="_3c_l_3e_" text:outline-level="1" text:is-list-header="true">Et cette grotte a ssife en ces affreux deferts Est un fameux chemin pour defeendre aux Enfer» Ce fut par cét endroit que cet Amant fidelle Osa bien s’introduire en la nuit eternelle ;</text:h>
        <text:h text:style-name="_3c_l_3e_" text:outline-level="1" text:is-list-header="true">Et mefme sans frayeur deualer en des lieux Où n’arriua iamais la lumière des Cieux.</text:h>
        <text:h text:style-name="_3c_l_3e_" text:outline-level="1" text:is-list-header="true">Chastes et do&amp;cs soeurs, Mufesqui le fumistes Et qui dans ce dessein dignement le feruistes j Dites moy la façon dont il paruint là bas, Combien il rencontra d’obstacles sur les pas ? Combien de cris si flans et de clameurs funèbres Pcrçoicnt l’épaisse horreur de ces moites tenebres } Combien de noir scrpens et d’Hydres furieux De Dragons et de sphinx erroient deuant scs yeux De Chimères en feu, de scylles aboyantes ,</text:h>
        <text:h text:style-name="_3c_l_3e_" text:outline-level="1" text:is-list-header="true">De Fantofmes glacez, et de Larucs sanglantes ? Les bleds d’un vaste champ par les uents agitez, P^roissent moins nombreux et sont plus arrestez. Mais fanss’efpouuenter de ces frestes images, Nostre Amant arriua fur les sombres riuagcs ;</text:h>
        <text:h text:style-name="_3c_l_3e_" text:outline-level="1" text:is-list-header="true">Et contre tant de-cris et tant de uains abois,</text:h>
        <text:h text:style-name="_3c_l_3e_" text:outline-level="1" text:is-list-header="true">N'opposa que sa Lyrç et le son de sa voix.</text:h>
        <text:h text:style-name="_3c_l_3e_" text:outline-level="1" text:is-list-header="true">/ \</text:h>
        <text:h text:style-name="_3c_l_3e_" text:outline-level="1" text:is-list-header="true">\</text:h>
        <text:h text:style-name="_3c_l_3e_" text:outline-level="1" text:is-list-header="true">Caron qui Je reccut en sa Barque funeste,</text:h>
        <text:h text:style-name="_3c_l_3e_" text:outline-level="1" text:is-list-header="true">Creut d’abord que c’estoit le Messager celestc j Le beau Cylenien, de la Lyre inuentcur,</text:h>
        <text:h text:style-name="_3c_l_3e_" text:outline-level="1" text:is-list-header="true">Et qui de la Musique est si grand amateur.</text:h>
        <text:h text:style-name="_3c_l_3e_" text:outline-level="1" text:is-list-header="true">Ce Vieillard tout cnfemble affreux et venerable, ïit à ce rare Cliantrc un accueil fauorablc,</text:h>
        <text:h text:style-name="_3c_l_3e_" text:outline-level="1" text:is-list-header="true">DV sr TRIsTAN. zo</text:h>
        <text:h text:style-name="_3c_l_3e_" text:outline-level="1" text:is-list-header="true"><text:s/>Et trauersant le fleuue auec contentement,</text:h>
        <text:h text:style-name="_3c_l_3e_" text:outline-level="1" text:is-list-header="true"><text:s/>Pour mieux govstcr sa uoix, rama fort lentement. Cerbere pour oiiir de si douces mcrueilles, Jermant ses trois gosiers, ouurit ses six oreilles,</text:h>
        <text:h text:style-name="_3c_l_3e_" text:outline-level="1" text:is-list-header="true"><text:s/>Et sentit arriucr un sommeil gracieux Quÿies’estoit iamais pofe dessusses yeux.</text:h>
        <text:h text:style-name="_3c_l_3e_" text:outline-level="1" text:is-list-header="true">V n vaste Amphithéâtre au centre de la T erre, Eremit incessamment des horreurs qu’il enferre :</text:h>
        <text:h text:style-name="_3c_l_3e_" text:outline-level="1" text:is-list-header="true"><text:s/>Là svr mille Rochers, hurlent les criminels Que Minos abandonne aux tourmens eternels.</text:h>
        <text:h text:style-name="_3c_l_3e_" text:outline-level="1" text:is-list-header="true"><text:s/>Là dans mille bassins poussans des jets de fiâmes.</text:h>
        <text:h text:style-name="_3c_l_3e_" text:outline-level="1" text:is-list-header="true"><text:s/>En un confus defordre on uoid plonger les âmes.</text:h>
        <text:h text:style-name="_3c_l_3e_" text:outline-level="1" text:is-list-header="true"><text:s/>Les efprits malheureux l’un sur l’autre entassez, Qsson précipité apres dans des Eitangs glacez.</text:h>
        <text:h text:style-name="_3c_l_3e_" text:outline-level="1" text:is-list-header="true"><text:s/>Là tout ce que les sens ont eu le plus en haine,</text:h>
        <text:h text:style-name="_3c_l_3e_" text:outline-level="1" text:is-list-header="true"><text:s/>Lestr donne sans relafche une cruelle gefne ;</text:h>
        <text:h text:style-name="_3c_l_3e_" text:outline-level="1" text:is-list-header="true"><text:s/>La Natvre y frissonne à l’objet du tourment Qmn'est pas supportable et dure incessamment.</text:h>
        <text:h text:style-name="_3c_l_3e_" text:outline-level="1" text:is-list-header="true"><text:s/>Et tousiours en fecret leur triste fouuenance,</text:h>
        <text:h text:style-name="_3c_l_3e_" text:outline-level="1" text:is-list-header="true"><text:s/>Leur désir fans effet, comme fans elperancc ,</text:h>
        <text:h text:style-name="_3c_l_3e_" text:outline-level="1" text:is-list-header="true"><text:s/>Leur remors inutile en ces derniers malheurs,</text:h>
        <text:h text:style-name="_3c_l_3e_" text:outline-level="1" text:is-list-header="true"><text:soft-page-break/><text:s/>Et leur rage immortelle augmentent leurs douleurs.</text:h>
        <text:h text:style-name="_3c_l_3e_" text:outline-level="1" text:is-list-header="true">En cette large enceinte où règne l’infortune , s’éleue de Pluton la superbe Tribune,</text:h>
        <text:h text:style-name="_3c_l_3e_" text:outline-level="1" text:is-list-header="true"><text:s/>Où fovuent il présidé en ce triste manoir,</text:h>
        <text:h text:style-name="_3c_l_3e_" text:outline-level="1" text:is-list-header="true"><text:s/>surun Trône d’acier tout émaillé de noir.</text:h>
        <text:h text:style-name="_3c_l_3e_" text:outline-level="1" text:is-list-header="true"><text:s/>si tost qu’il eut appris qu’avec impatience un illustre mortel demandoit avdicnce ;</text:h>
        <text:h text:style-name="_3c_l_3e_" text:outline-level="1" text:is-list-header="true">Il s’y uint presenter d’Ombres accompagné,</text:h>
        <text:h text:style-name="_3c_l_3e_" text:outline-level="1" text:is-list-header="true">Le poil tout en desordre et le front renfrongne,</text:h>
        <text:h text:style-name="_3c_l_3e_" text:outline-level="1" text:is-list-header="true">Ce front dont la fierté pleine de vehemence</text:h>
        <text:h text:style-name="_3c_l_3e_" text:outline-level="1" text:is-list-header="true">s y</text:h>
        <text:h text:style-name="_3c_l_3e_" text:outline-level="1" text:is-list-header="true"><text:s/>aos L’ORPHEE</text:h>
        <text:h text:style-name="_3c_l_3e_" text:outline-level="1" text:is-list-header="true"><text:s/>Montre assez de son cœur la barbare inclémence*</text:h>
        <text:h text:style-name="_3c_l_3e_" text:outline-level="1" text:is-list-header="true">Mais cependant qu'il fait des signes de lamain Pour impofer silence au peuple freile et vain * Nostre Chantre sacré qu’un feu celeste infpire , Retâte doucement les cordes de sa Lyre,</text:h>
        <text:h text:style-name="_3c_l_3e_" text:outline-level="1" text:is-list-header="true"><text:s/>s’enquiert avec scs doigts si tout est bien d’accord , Pour gagner unc Palme où triomphe la Mort.</text:h>
        <text:h text:style-name="_3c_l_3e_" text:outline-level="1" text:is-list-header="true">Il vou lut commencer par un certain préludé Plain de beaucoup de grâce et de beaucoup d’estude, D'excellens contrcpomts; simples et figurez,</text:h>
        <text:h text:style-name="_3c_l_3e_" text:outline-level="1" text:is-list-header="true"><text:s/>Des mestanges de sons vistes et modérez,</text:h>
        <text:h text:style-name="_3c_l_3e_" text:outline-level="1" text:is-list-header="true"><text:s/>Où sa main s’égayant par de diuerses classes,</text:h>
        <text:h text:style-name="_3c_l_3e_" text:outline-level="1" text:is-list-header="true"><text:s/>Tonne auecquc sa voix des fugues et des chasses.</text:h>
        <text:h text:style-name="_3c_l_3e_" text:outline-level="1" text:is-list-header="true">sa voix tantoft est forte, et tantoft ne l’est pas , £llc monte bien haut, puis redefeend bien bas -,</text:h>
        <text:h text:style-name="_3c_l_3e_" text:outline-level="1" text:is-list-header="true"><text:s/>Tantost elle gémit, tantost elle soupire, [pire Ou prend quelque repos, pour prendre plus d’eni-Produit auec merucillc en ces beaux mouuemens, Du graue et de l’aigu de doux temperamens ;</text:h>
        <text:h text:style-name="_3c_l_3e_" text:outline-level="1" text:is-list-header="true"><text:s/>Et jointe aux nerfs parlans dont elle est secondée,</text:h>
        <text:h text:style-name="_3c_l_3e_" text:outline-level="1" text:is-list-header="true"><text:s/>Cherche des beaux accords la plus parfaite Idée.</text:h>
        <text:h text:style-name="_3c_l_3e_" text:outline-level="1" text:is-list-header="true">%</text:h>
        <text:h text:style-name="_3c_l_3e_" text:outline-level="1" text:is-list-header="true">Cette aimable harmonie imite Je serpent,</text:h>
        <text:h text:style-name="_3c_l_3e_" text:outline-level="1" text:is-list-header="true"><text:s/>Ondoyé à longs replis, se retire et s’estend,</text:h>
        <text:h text:style-name="_3c_l_3e_" text:outline-level="1" text:is-list-header="true"><text:s/>Et dans ces roulemens, d’un artifice extrême,</text:h>
        <text:h text:style-name="_3c_l_3e_" text:outline-level="1" text:is-list-header="true"><text:s/>5c quitte, se reprend, sort et rentre en soy-mcsme Tandis que par l’oreille elle epand un poifon • Qui se glisse dans Taine et trouble la raifon.</text:h>
        <text:h text:style-name="_3c_l_3e_" text:outline-level="1" text:is-list-header="true"><text:s/>Tantost elle languit, et tantost elle éclate, Repousse, tance, et fuit, t’appelle, appaife et fiatc l Emeut comme il luy plaist la craiatc ou le désir,</text:h>
        <text:h text:style-name="_3c_l_3e_" text:outline-level="1" text:is-list-header="true">1 ’</text:h>
        <text:h text:style-name="_3c_l_3e_" text:outline-level="1" text:is-list-header="true">DVsr TRIsTAN.</text:h>
        <text:h text:style-name="_3c_l_3e_" text:outline-level="1" text:is-list-header="true">Assoupit la douleur, réueillc le plaisir,</text:h>
        <text:h text:style-name="_3c_l_3e_" text:outline-level="1" text:is-list-header="true">Et soit qu’elle se hausse, ou qu’elle s’adoucisse, Qifclle croisse en uigueur, ou qu’elle s’alentisse, Tousiours des malheureux elle allégé les fers,</text:h>
        <text:h text:style-name="_3c_l_3e_" text:outline-level="1" text:is-list-header="true">Et loge un Paradis au milieu des Enters.</text:h>
        <text:h text:style-name="_3c_l_3e_" text:outline-level="1" text:is-list-header="true">si tost qu’il s’appcrceut qu’on luy prcstoit silence Et que de ses accords on govstoit l’excellence $</text:h>
        <text:h text:style-name="_3c_l_3e_" text:outline-level="1" text:is-list-header="true"><text:s/>Voicy comme il mesta d’une do&amp;e façon sa priere à sa plainte en sa triste chanlon.</text:h>
        <text:h text:style-name="_3c_l_3e_" text:outline-level="1" text:is-list-header="true"><text:s/>Voicy deqvelle sorte il forma sa harangue,</text:h>
        <text:h text:style-name="_3c_l_3e_" text:outline-level="1" text:is-list-header="true"><text:s/>Où son cœur affligé se fondit £ur sa langue ;</text:h>
        <text:h text:style-name="_3c_l_3e_" text:outline-level="1" text:is-list-header="true"><text:s/>Et faifant éclater les mortelles langueurs , Kefpandit la pitié dans tous les autres coeurs.</text:h>
        <text:h text:style-name="_3c_l_3e_" text:outline-level="1" text:is-list-header="true"><text:s/>MOnarque redoute qui régnés sur les Ombres, le ne suis pas venu dessus ce riues sombres, Pour enleuer ton sceptre , et me faire Empereur De ces lieux pleins d’horreur.</text:h>
        <text:h text:style-name="_3c_l_3e_" text:outline-level="1" text:is-list-header="true">En mon pieux dessein ie n’ay point d’autres armes Que les gemissemens, les soufpirs et Jes Jarmes,</text:h>
        <text:h text:style-name="_3c_l_3e_" text:outline-level="1" text:is-list-header="true"><text:s/>avec tous les ennuis dont peut cstie chargé un Amant afflige.</text:h>
        <text:h text:style-name="_3c_l_3e_" text:outline-level="1" text:is-list-header="true">Aussi ie ne defeens dans ce grand précipice Que pour te demander ma fidelle Euridice, Que la Parque rauit à mes chastes amours,</text:h>
        <text:h text:style-name="_3c_l_3e_" text:outline-level="1" text:is-list-header="true">En la fleurde ses iours.</text:h>
        <text:h text:style-name="_3c_l_3e_" text:outline-level="1" text:is-list-header="true">zio L’ORPHEE</text:h>
        <text:h text:style-name="_3c_l_3e_" text:outline-level="1" text:is-list-header="true">O Dielix ! ie la perdis en la mefime lournce, Qupnous auoit rangez sous le jougd Hyrmnée j</text:h>
        <text:h text:style-name="_3c_l_3e_" text:outline-level="1" text:is-list-header="true"><text:soft-page-break/>Au lieu d’entrer au lit, ce Chef-d’œuure si beau</text:h>
        <text:h text:style-name="_3c_l_3e_" text:outline-level="1" text:is-list-header="true">1 _ *</text:h>
        <text:h text:style-name="_3c_l_3e_" text:outline-level="1" text:is-list-header="true">Entra dans le T ombeau i</text:h>
        <text:h text:style-name="_3c_l_3e_" text:outline-level="1" text:is-list-header="true">Cette ieunc Beauté par les ucrtes campagne*, s’égayoiten courant auecque s s Compagnes, Lors qu’clle rencontra 1 Auteur de son trépas Caché dessous les pas.</text:h>
        <text:h text:style-name="_3c_l_3e_" text:outline-level="1" text:is-list-header="true">un serpent plus cruel que ceux de tes Furies, Quhncstoii son émail à celuy des prairies , D\n trait enuenimé la mit dans le cercueil,</text:h>
        <text:h text:style-name="_3c_l_3e_" text:outline-level="1" text:is-list-header="true">Et moy dans ce grand dueii.</text:h>
        <text:h text:style-name="_3c_l_3e_" text:outline-level="1" text:is-list-header="true">Helas ! ie la treuuay telle qu’est une souche\ En vain i’allay poser mes lèvres sur sa bouche , Car desia les efprits de ses membres gelez,</text:h>
        <text:h text:style-name="_3c_l_3e_" text:outline-level="1" text:is-list-header="true">s’en estoient cnuolez.</text:h>
        <text:h text:style-name="_3c_l_3e_" text:outline-level="1" text:is-list-header="true">Que deuins-ie à l’objet de sa pasteur mortelle l le fus si fort surpris , et ma dovlevr fut telle Qssil faut estre fçauant en l’art de bien aimei Pour le bien exprimer.</text:h>
        <text:h text:style-name="_3c_l_3e_" text:outline-level="1" text:is-list-header="true">Depuis cette cruelle et fatale auanture L’a y tousiours de mes pleurs mouillé fa sépulture sans pouuoir faire trêve auecque mes ennuis Nfy les iours ny les nuits.</text:h>
        <text:h text:style-name="_3c_l_3e_" text:outline-level="1" text:is-list-header="true">V -i</text:h>
        <text:h text:style-name="_3c_l_3e_" text:outline-level="1" text:is-list-header="true">BV sr TRIsTAN.</text:h>
        <text:h text:style-name="_3c_l_3e_" text:outline-level="1" text:is-list-header="true">Amour importune de mes plaintes tun bres, M’éclairant de sa flame à travers des tenebres,</text:h>
        <text:h text:style-name="_3c_l_3e_" text:outline-level="1" text:is-list-header="true"><text:s/>Par ton secret avis m’a sait venir icy</text:h>
        <text:h text:style-name="_3c_l_3e_" text:outline-level="1" text:is-list-header="true">T e conter mon soucy.*</text:h>
        <text:h text:style-name="_3c_l_3e_" text:outline-level="1" text:is-list-header="true">Tu connois le pouuoir de sa secrette flame, si le biuit n’est menteur elle embi asa ton aine Lors que dans la sicile un Miracle des Cieux Parut deuant tes yeux.</text:h>
        <text:h text:style-name="_3c_l_3e_" text:outline-level="1" text:is-list-header="true">On dit qu’en obseruant sa grâce nompareille,</text:h>
        <text:h text:style-name="_3c_l_3e_" text:outline-level="1" text:is-list-header="true"><text:s/>Tu frémis dans ton char d’amour et demerucille : Et que tu n’as rauy cette ieune Bcautc Qu^apres l’auoir esté*</text:h>
        <text:h text:style-name="_3c_l_3e_" text:outline-level="1" text:is-list-header="true">s’il te souuicnt encor de ces douces atteintes, Prcn pitié de mes maux, pren pitié de mes pJamtes Et fay bien tost cesser auecque mes douleurs,</text:h>
        <text:h text:style-name="_3c_l_3e_" text:outline-level="1" text:is-list-header="true">Mes foüpirs et mes pleurs.</text:h>
        <text:h text:style-name="_3c_l_3e_" text:outline-level="1" text:is-list-header="true">le t’en uiens conjurer par ton Palais qui fume Par le nytre embrafé, le soufre et le byrume, De ces fleuues bru flans et de ces noirs Palus QVon ne repasse plus.</text:h>
        <text:h text:style-name="_3c_l_3e_" text:outline-level="1" text:is-list-header="true">Par les trois noires sceurs,ces Compagnes cruelles Qui portent l'efpouuente et l’horreur aueceJles,</text:h>
        <text:h text:style-name="_3c_l_3e_" text:outline-level="1" text:is-list-header="true"><text:s/>Et qui tiennent tousiours leurs chcueux hérissez D’Afpics entrelassez.</text:h>
        <text:h text:style-name="_3c_l_3e_" text:outline-level="1" text:is-list-header="true"><text:s/>iïi L’ORPHEE</text:h>
        <text:h text:style-name="_3c_l_3e_" text:outline-level="1" text:is-list-header="true">Par l’auguste longueur de ton poil qui grisonné* Par l’éclat incertain de ta rouge Couronne, lit par la Majesté du vieux sceptre de fer Dont tu regis l’Enfer.</text:h>
        <text:h text:style-name="_3c_l_3e_" text:outline-level="1" text:is-list-header="true">Ren-moy mon Euridicc, et fay qu’à ma prier*</text:h>
        <text:h text:style-name="_3c_l_3e_" text:outline-level="1" text:is-list-header="true"><text:s/>Elle rcuoyc encore une fois la lumière j Jaisant ressufeiter par ses embrassemens,</text:h>
        <text:h text:style-name="_3c_l_3e_" text:outline-level="1" text:is-list-header="true">Tous mes contentemcns.</text:h>
        <text:h text:style-name="_3c_l_3e_" text:outline-level="1" text:is-list-header="true">Te ne demanderas qu’en renouant sa trame $ Pour des siècles entiers on rejoigne fon amc A cet aimable corps cruellement blesté ,</text:h>
        <text:h text:style-name="_3c_l_3e_" text:outline-level="1" text:is-list-header="true">Quelle a si tost laisse.</text:h>
        <text:h text:style-name="_3c_l_3e_" text:outline-level="1" text:is-list-header="true">seulement qu’elle viuc autant qu’une pcrsonne Dont la complexion se rencontre allez bonne &gt;</text:h>
        <text:h text:style-name="_3c_l_3e_" text:outline-level="1" text:is-list-header="true"><text:s/>Et qui par trop d’excez ne précipité pas L’heure de son trcfpas.</text:h>
        <text:h text:style-name="_3c_l_3e_" text:outline-level="1" text:is-list-header="true">sans cesse les humains en tes Estats descendcns* Par cent chemins diuers à toute heure ils s’y renden Et nul homme uiuant quoy qu’il puisse inuenter, Ne s’en peut exempter.</text:h>
        <text:h text:style-name="_3c_l_3e_" text:outline-level="1" text:is-list-header="true">Quand nous aurons enscmblc accomply les ann' Que nous aura marque la loy des Destinées , Nous uiendrons pour iamais en cet obfcur séjour Demeurer à ta Cour.</text:h>
        <text:h text:style-name="_3c_l_3e_" text:outline-level="1" text:is-list-header="true">DV sr TRIsTAN. nj</text:h>
        <text:h text:style-name="_3c_l_3e_" text:outline-level="1" text:is-list-header="true">Laisse-moy donc là haut ramener cette belle ;</text:h>
        <text:h text:style-name="_3c_l_3e_" text:outline-level="1" text:is-list-header="true">Ou permetscju’icy basiedemevre avec elle, l'aura y peu de regret au bien de la clarté Prés de cette Beauté.</text:h>
        <text:h text:style-name="_3c_l_3e_" text:outline-level="1" text:is-list-header="true">Les grâces d’Euridice à mes yeux exposées ,</text:h>
        <text:h text:style-name="_3c_l_3e_" text:outline-level="1" text:is-list-header="true"><text:soft-page-break/><text:s/>Me tiendront tousiours lieu des doux champs Elisccsï Er pour moy, son absence a des feux et desferi Pire que les Enfers.</text:h>
        <text:h text:style-name="_3c_l_3e_" text:outline-level="1" text:is-list-header="true">Au son de cette voix des esprits rcfpe&amp;cc,</text:h>
        <text:h text:style-name="_3c_l_3e_" text:outline-level="1" text:is-list-header="true"><text:s/>Ixion pour un temps vid sa roiie arrestée,</text:h>
        <text:h text:style-name="_3c_l_3e_" text:outline-level="1" text:is-list-header="true"><text:s/>sisiphe en oublia de tenir son rocher,</text:h>
        <text:h text:style-name="_3c_l_3e_" text:outline-level="1" text:is-list-header="true"><text:s/>T antale cette soif qu’il ne peut étancher ^</text:h>
        <text:h text:style-name="_3c_l_3e_" text:outline-level="1" text:is-list-header="true"><text:s/>Et les cruelles soeurs, les fiercs Danaïdes, [des; Ne s’appcrceurent pas que leurs seaux estoient vuir T y tie en ses douceurs abyfmant son cnnuy,</text:h>
        <text:h text:style-name="_3c_l_3e_" text:outline-level="1" text:is-list-header="true"><text:s/>-serait moins fa douleur que la peine d’autruy :</text:h>
        <text:h text:style-name="_3c_l_3e_" text:outline-level="1" text:is-list-header="true"><text:s/>Et l'immortel Vautour qui luy ronge le foyc, suspendit ses rigueurs, touche de mcfme îoye.</text:h>
        <text:h text:style-name="_3c_l_3e_" text:outline-level="1" text:is-list-header="true"><text:s/>La Parque en ces Cifeaux, Ministres du trclpas a Tint un fiJ deuidc qu’elle ne trencha pas ;</text:h>
        <text:h text:style-name="_3c_l_3e_" text:outline-level="1" text:is-list-header="true"><text:s/>Tandis que cette uoix, dont elle estoit rauie Avec tant de douceur demandoit une vie.</text:h>
        <text:h text:style-name="_3c_l_3e_" text:outline-level="1" text:is-list-header="true">Rien ne sceut résister à la compassion,</text:h>
        <text:h text:style-name="_3c_l_3e_" text:outline-level="1" text:is-list-header="true"><text:s/>Tout se trouua touché de cette émotion,</text:h>
        <text:h text:style-name="_3c_l_3e_" text:outline-level="1" text:is-list-header="true"><text:s/>Et les Esprits sans corps amolis par ces charmes ,</text:h>
        <text:h text:style-name="_3c_l_3e_" text:outline-level="1" text:is-list-header="true"><text:s/>Eux qui n’ont point de sang en ueissercnt des larmes. Mais leur impitoyable et cruel souucrain Qui comme son Palais a le cœur tout d'airain ;</text:h>
        <text:h text:style-name="_3c_l_3e_" text:outline-level="1" text:is-list-header="true"><text:s/>Luy qui sc rit des maux qu’on luy peut faire ente dre*</text:h>
        <text:h text:style-name="_3c_l_3e_" text:outline-level="1" text:is-list-header="true">s,i4 L’ORPHEE</text:h>
        <text:h text:style-name="_3c_l_3e_" text:outline-level="1" text:is-list-header="true">Ne sceut parer les traits d’une pitié si tendre f Et de fes tiedes pleurs mouilla le poil chenu Que l’on uoid herillèr fur son estomac nud.</text:h>
        <text:h text:style-name="_3c_l_3e_" text:outline-level="1" text:is-list-header="true">Il pleura l’implacable, et d’un signe de teste Accorda sur le champ cette iustc requeste.</text:h>
        <text:h text:style-name="_3c_l_3e_" text:outline-level="1" text:is-list-header="true">Euridice parut par son commandement,</text:h>
        <text:h text:style-name="_3c_l_3e_" text:outline-level="1" text:is-list-header="true">Et uint ietter ses bras au col de son Amant •</text:h>
        <text:h text:style-name="_3c_l_3e_" text:outline-level="1" text:is-list-header="true">Qm transporté d’amovr dans cette ioyeextremey Ne se peut retenir de l’embrasser de mesmc.</text:h>
        <text:h text:style-name="_3c_l_3e_" text:outline-level="1" text:is-list-header="true">Heureux en ses destins, s’il se fust maintenu. Dans un ressentiment un peu plus retenu j Il au roi t preserué le sujet de sa flame,</text:h>
        <text:h text:style-name="_3c_l_3e_" text:outline-level="1" text:is-list-header="true">Du second coup donne sur sa seconde tramq^</text:h>
        <text:h text:style-name="_3c_l_3e_" text:outline-level="1" text:is-list-header="true">Mais son désir a&lt;stif, ennemy de son bien,</text:h>
        <text:h text:style-name="_3c_l_3e_" text:outline-level="1" text:is-list-header="true">Fit qu’en obtenant tovt il ne posséda rien.</text:h>
        <text:h text:style-name="_3c_l_3e_" text:outline-level="1" text:is-list-header="true">Il ne pcvt accomplir la seuere ordonnance ,</text:h>
        <text:h text:style-name="_3c_l_3e_" text:outline-level="1" text:is-list-header="true">De marcher deuant elle à trauers dv silence ,</text:h>
        <text:h text:style-name="_3c_l_3e_" text:outline-level="1" text:is-list-header="true">sans qve svr son visage il destournast ses yeux». Ivsqu’à ce qv’il eust veu la lvmicre des Cieux-Dc son impatience il ne sceut estre maistre,</text:h>
        <text:h text:style-name="_3c_l_3e_" text:outline-level="1" text:is-list-header="true">Et la voyant trop tost , il la fit disparcstre *</text:h>
        <text:h text:style-name="_3c_l_3e_" text:outline-level="1" text:is-list-header="true">Elle fut ramenée en ce funeste lieu,</text:h>
        <text:h text:style-name="_3c_l_3e_" text:outline-level="1" text:is-list-header="true">„ Et n’eut rien que le temps de luy crier , Adieu.’</text:h>
        <text:h text:style-name="_3c_l_3e_" text:outline-level="1" text:is-list-header="true">„ Adieu charmant Orphée, adieu machere vie ,</text:h>
        <text:h text:style-name="_3c_l_3e_" text:outline-level="1" text:is-list-header="true">„ C’est enfin pour iamais que ie te suis rauic.</text:h>
        <text:h text:style-name="_3c_l_3e_" text:outline-level="1" text:is-list-header="true">„ Par ce transport d’amour, tovt efpoii m’est osté „ Dereuoir du soleil l’agrcable clarté.</text:h>
        <text:h text:style-name="_3c_l_3e_" text:outline-level="1" text:is-list-header="true">„ Ta curiosité trop peu considérée,</text:h>
        <text:h text:style-name="_3c_l_3e_" text:outline-level="1" text:is-list-header="true">,, Me remet dans les fers dont tv m’auois tirée.</text:h>
        <text:h text:style-name="_3c_l_3e_" text:outline-level="1" text:is-list-header="true">„ Pourqvoy du uieux Minos n’as tu garde les loix ,, Et temperé tes yeux aussi bien que ta uoix ?</text:h>
        <text:h text:style-name="_3c_l_3e_" text:outline-level="1" text:is-list-header="true">,3 O faute sans remède ! b dommageable reuc l</text:h>
        <text:h text:style-name="_3c_l_3e_" text:outline-level="1" text:is-list-header="true"><text:s/>IDV sr TRIsTAN, u*</text:h>
        <text:h text:style-name="_3c_l_3e_" text:outline-level="1" text:is-list-header="true">J, Âuec trop de trauaux tu m'auois obtenu if :</text:h>
        <text:h text:style-name="_3c_l_3e_" text:outline-level="1" text:is-list-header="true">„ Mais ie pren tes regards et ma fuite à ttfmoin 9 „ Que tu m’as conferuée auec trop peu de soin.</text:h>
        <text:h text:style-name="_3c_l_3e_" text:outline-level="1" text:is-list-header="true">„ Que dis-ie toutefois ? moniugement s’égare ;</text:h>
        <text:h text:style-name="_3c_l_3e_" text:outline-level="1" text:is-list-header="true">„ Puis que c’est feulement ton soin qui nous séparé : „ Tu craignois de me perdre en cette sonbre horreur, ,, Et cette seule crainte a produit ton erreur :</text:h>
        <text:h text:style-name="_3c_l_3e_" text:outline-level="1" text:is-list-header="true">„ De ton affe&amp;ion ma difgrace est éclose,</text:h>
        <text:h text:style-name="_3c_l_3e_" text:outline-level="1" text:is-list-header="true">Et si i’en hay l’effet, i’en dois auner la cause.</text:h>
        <text:h text:style-name="_3c_l_3e_" text:outline-level="1" text:is-list-header="true"><text:soft-page-break/>„ Encore que tes yeux me donnent le trespas ,</text:h>
        <text:h text:style-name="_3c_l_3e_" text:outline-level="1" text:is-list-header="true">9&gt; Cettcattcintc me tue et ne me blesse pas :</text:h>
        <text:h text:style-name="_3c_l_3e_" text:outline-level="1" text:is-list-header="true">,, Ta foy, charmant Espoux, n'en peut estre blâmée;1 „ Tu n’aurois point failly fi l’estois moins aimée :</text:h>
        <text:h text:style-name="_3c_l_3e_" text:outline-level="1" text:is-list-header="true">„ Iemcdoisconsoler de ne voir plus leiour,</text:h>
        <text:h text:style-name="_3c_l_3e_" text:outline-level="1" text:is-list-header="true">,, Puis que c’est par un trovble où i’ay veu ton amour.’ pp Confole-toy demesmeet ne plains point ma cendre pp Dans les torrens de pleurs que tu pourrois cpan-dre :</text:h>
        <text:h text:style-name="_3c_l_3e_" text:outline-level="1" text:is-list-header="true">„ Ne ua point abréger le beau fil de tes iours, p&gt; Les Destins assez cost en borneront le cours.</text:h>
        <text:h text:style-name="_3c_l_3e_" text:outline-level="1" text:is-list-header="true">,, Le CieJ est équitable, il nous fera iusticc ;</text:h>
        <text:h text:style-name="_3c_l_3e_" text:outline-level="1" text:is-list-header="true">,, Tu te verras encore auec ton Euridicc : pp si l’Enfer ne me rend, la Parque te prendra,</text:h>
        <text:h text:style-name="_3c_l_3e_" text:outline-level="1" text:is-list-header="true">„ L’Amour nous defunit,la Mort nous rejoindra ;</text:h>
        <text:h text:style-name="_3c_l_3e_" text:outline-level="1" text:is-list-header="true">„ Il faudra que le sort à la fin nous rassemble 9, Et nous aurons le bien d'estre à iamais enfcmble. Ces doux et tristes mots à peine elle acheua</text:h>
        <text:h text:style-name="_3c_l_3e_" text:outline-level="1" text:is-list-header="true">Que comme yn tourbillon quelqu’csprit l’enlcua.</text:h>
        <text:h text:style-name="_3c_l_3e_" text:outline-level="1" text:is-list-header="true">Le timide B erger qu’un éclat de tonnerre,</text:h>
        <text:h text:style-name="_3c_l_3e_" text:outline-level="1" text:is-list-header="true">Du vent de fa passée a ietté contre terre ;</text:h>
        <text:h text:style-name="_3c_l_3e_" text:outline-level="1" text:is-list-header="true">Et qui uoid de ce coup un C hefne terracé,</text:h>
        <text:h text:style-name="_3c_l_3e_" text:outline-level="1" text:is-list-header="true">Au prix de cet Amant n’a point le sang glace.</text:h>
        <text:h text:style-name="_3c_l_3e_" text:outline-level="1" text:is-list-header="true">hé L’ORPHEE DVs'TRIsT, !</text:h>
        <text:h text:style-name="_3c_l_3e_" text:outline-level="1" text:is-list-header="true">Celuy de qui la uoix sceut animer les marbres, Retenir les Torrens, faire marcher les Arbres ,</text:h>
        <text:h text:style-name="_3c_l_3e_" text:outline-level="1" text:is-list-header="true"><text:s/>Et mcsme retirer les morts du monument,</text:h>
        <text:h text:style-name="_3c_l_3e_" text:outline-level="1" text:is-list-header="true"><text:s/>setrcuue à cette voix, priué de sentiment.</text:h>
        <text:h text:style-name="_3c_l_3e_" text:outline-level="1" text:is-list-header="true"><text:s/>La mcrueille est si grande où ce malheur le plonge Qssii en mefcroit ses sens, et le tient pour un songe, Pour un Fantosme uain de scs vœux ennemy,</text:h>
        <text:h text:style-name="_3c_l_3e_" text:outline-level="1" text:is-list-header="true"><text:s/>Et tasche à s’éueillcr comme un liommc endormy. Puis comme il reconnoist sa disgracc plus uraye,</text:h>
        <text:h text:style-name="_3c_l_3e_" text:outline-level="1" text:is-list-header="true"><text:s/>son cœur se sent percé d’une mortelle playe j Il tombe de son haut, de foiblesse et d’ennuy , s'accusc de sa perte , et s’en venge sur luy.</text:h>
        <text:h text:style-name="_3c_l_3e_" text:outline-level="1" text:is-list-header="true"><text:s/>Mettant cruellement ses ongles en vsage,</text:h>
        <text:h text:style-name="_3c_l_3e_" text:outline-level="1" text:is-list-header="true"><text:s/>II en punit son poil, ses yeux et son uifage § Abandonne son ame à ses uiues douleurs ,</text:h>
        <text:h text:style-name="_3c_l_3e_" text:outline-level="1" text:is-list-header="true"><text:s/>Elclate en cris perçans, et se débonde en pleurs.</text:h>
        <text:h text:style-name="_3c_l_3e_" text:outline-level="1" text:is-list-header="true">4 t</text:h>
        <text:h text:style-name="_3c_l_3e_" text:outline-level="1" text:is-list-header="true">«#</text:h>
        <text:h text:style-name="_3c_l_3e_" text:outline-level="1" text:is-list-header="true">En vain pour adoucir cette dure sentence,</text:h>
        <text:h text:style-name="_3c_l_3e_" text:outline-level="1" text:is-list-header="true"><text:s/>Il ueut de son erreur faire la pénitence :</text:h>
        <text:h text:style-name="_3c_l_3e_" text:outline-level="1" text:is-list-header="true"><text:s/>Ilabeau s’affliger, conjurer et prier ,</text:h>
        <text:h text:style-name="_3c_l_3e_" text:outline-level="1" text:is-list-header="true"><text:s/>Il ne gagne qu'un rcume à force de crier $</text:h>
        <text:h text:style-name="_3c_l_3e_" text:outline-level="1" text:is-list-header="true"><text:s/>Et n’ayant plus de voix pour forcer le passage,</text:h>
        <text:h text:style-name="_3c_l_3e_" text:outline-level="1" text:is-list-header="true"><text:s/>Upcrd en mefmc temps l’cfpoir et le courage,</text:h>
        <text:h text:style-name="_3c_l_3e_" text:outline-level="1" text:is-list-header="true">F I N.</text:h>
        <text:h text:style-name="_3c_l_3e_" text:outline-level="1" text:is-list-header="true">217</text:h>
        <text:h text:style-name="_3c_l_3e_" text:outline-level="1" text:is-list-header="true">&amp; ?$&gt; r&amp;r&amp;i</text:h>
        <text:h text:style-name="_3c_l_3e_" text:outline-level="1" text:is-list-header="true">^ ^ ^ ^ 'é4 *é*‘é4 *4* ^</text:h>
        <text:h text:style-name="_3c_l_3e_" text:outline-level="1" text:is-list-header="true">Les b ai fers de JDorinde•</text:h>
        <text:h text:style-name="_3c_l_3e_" text:outline-level="1" text:is-list-header="true">s Y L V I O parle.</text:h>
        <text:h text:style-name="_3c_l_3e_" text:outline-level="1" text:is-list-header="true">A douce haleine des Zephirs Et ces eaux qui se précipitent 5 Par leur murmure nous inuitent A prendre d’innocens plaisirs.</text:h>
        <text:h text:style-name="_3c_l_3e_" text:outline-level="1" text:is-list-header="true">Dorindc, on diroit que les fiâmes Dont nous sentons bru fier nos âmes Brullent les herbes et les fleurs ;</text:h>
        <text:h text:style-name="_3c_l_3e_" text:outline-level="1" text:is-list-header="true">Confions mille douceurs à la faueur de l’ombre , Donnons-nous des baisers sans nombre,</text:h>
        <text:h text:style-name="_3c_l_3e_" text:outline-level="1" text:is-list-header="true">Et joignons à la fois nos leures et nos cœurs, *</text:h>
        <text:h text:style-name="_3c_l_3e_" text:outline-level="1" text:is-list-header="true">s</text:h>
        <text:h text:style-name="_3c_l_3e_" text:outline-level="1" text:is-list-header="true">••</text:h>
        <text:h text:style-name="_3c_l_3e_" text:outline-level="1" text:is-list-header="true"><text:soft-page-break/>A /</text:h>
        <text:h text:style-name="_3c_l_3e_" text:outline-level="1" text:is-list-header="true">Quand deux Objets également soupirent d’une mefme envie y Comme l’amour en est la uie,</text:h>
        <text:h text:style-name="_3c_l_3e_" text:outline-level="1" text:is-list-header="true">Les baisers en sont l’élément.</text:h>
        <text:h text:style-name="_3c_l_3e_" text:outline-level="1" text:is-list-header="true">• #</text:h>
        <text:h text:style-name="_3c_l_3e_" text:outline-level="1" text:is-list-header="true">Il faut donc en faire des chcfnes Qm durent autant que les peines r Que ie fovffrc loin de tes yeux,</text:h>
        <text:h text:style-name="_3c_l_3e_" text:outline-level="1" text:is-list-header="true">Amour, qui les baisers ayrne sur toutes chofes, '</text:h>
        <text:h text:style-name="_3c_l_3e_" text:outline-level="1" text:is-list-header="true">Fait une Couronne de rosies</text:h>
        <text:h text:style-name="_3c_l_3e_" text:outline-level="1" text:is-list-header="true">Joui donner à celuy qui bailéia le mieux,</text:h>
        <text:h text:style-name="_3c_l_3e_" text:outline-level="1" text:is-list-header="true">T</text:h>
        <text:h text:style-name="_3c_l_3e_" text:outline-level="1" text:is-list-header="true">9</text:h>
        <text:h text:style-name="_3c_l_3e_" text:outline-level="1" text:is-list-header="true"><text:s/>ais L’ORPHEE</text:h>
        <text:h text:style-name="_3c_l_3e_" text:outline-level="1" text:is-list-header="true">O que tes baisers sont charmans !</text:h>
        <text:h text:style-name="_3c_l_3e_" text:outline-level="1" text:is-list-header="true">Dorinde, tous cevx que tu donnes Pourroient mériter des Couronnes De Perles et de Diamans :</text:h>
        <text:h text:style-name="_3c_l_3e_" text:outline-level="1" text:is-list-header="true">Cette douceur où ieme noyé Force par un excez de joye Tous mes esprits à s’enuoler Mon cœur est palpitant d’une amoureuse fîevre,</text:h>
        <text:h text:style-name="_3c_l_3e_" text:outline-level="1" text:is-list-header="true">Et mon amc uient sur ma leurc Alors que tes baisers l’y veulent appeller.</text:h>
        <text:h text:style-name="_3c_l_3e_" text:outline-level="1" text:is-list-header="true">si l’Amour alloit au tombeau Par un noir effet de l’Enuic,</text:h>
        <text:h text:style-name="_3c_l_3e_" text:outline-level="1" text:is-list-header="true">T es baisers luy rendroient la vie Et rallumeroientson flambeau :</text:h>
        <text:h text:style-name="_3c_l_3e_" text:outline-level="1" text:is-list-header="true">Leur aymable délicatesse A banny toute la tristesse Qui,rendoit mon sens confondu :</text:h>
        <text:h text:style-name="_3c_l_3e_" text:outline-level="1" text:is-list-header="true"><text:s/>Mais un Roy dcthrofnépar le malheur des armes^, A la faueur des mefmes charmes sepourroit confolerd’un Empire perdu.</text:h>
        <text:h text:style-name="_3c_l_3e_" text:outline-level="1" text:is-list-header="true">La manne fraifehe d’un matin N’a point une douceur pareille }</text:h>
        <text:h text:style-name="_3c_l_3e_" text:outline-level="1" text:is-list-header="true">Ny l’efprit que cherche l’Abeille sur la Bvglofe et fur le Thin.</text:h>
        <text:h text:style-name="_3c_l_3e_" text:outline-level="1" text:is-list-header="true">Le meilleur fucre qui s’amasse</text:h>
        <text:h text:style-name="_3c_l_3e_" text:outline-level="1" text:is-list-header="true">Et que l’Art fçait réduire en glace ^</text:h>
        <text:h text:style-name="_3c_l_3e_" text:outline-level="1" text:is-list-header="true">N 'a point ces apas rauissans }</text:h>
        <text:h text:style-name="_3c_l_3e_" text:outline-level="1" text:is-list-header="true">Ecmesme Je Nc&amp;ar semblcroit insipide Au prix de se baifer hvmide</text:h>
        <text:h text:style-name="_3c_l_3e_" text:outline-level="1" text:is-list-header="true">Dont tu viens de troubler l'office de mes sens.'</text:h>
        <text:h text:style-name="_3c_l_3e_" text:outline-level="1" text:is-list-header="true">DV sr T RI s TAN.</text:h>
        <text:h text:style-name="_3c_l_3e_" text:outline-level="1" text:is-list-header="true">Aussi les plus riches trcsors Qisontiredv sein de la terre ;</text:h>
        <text:h text:style-name="_3c_l_3e_" text:outline-level="1" text:is-list-header="true">Lt que pour engendrer la guerre L’O cean seme sur ses bois.</text:h>
        <text:h text:style-name="_3c_l_3e_" text:outline-level="1" text:is-list-header="true">L’or et toutes les pierreries Dont novs provoqvent les Furies Povr envenimer nos esprits.</text:h>
        <text:h text:style-name="_3c_l_3e_" text:outline-level="1" text:is-list-header="true">Bref tovt ce que l’Aurore a de beau dans sa coucha Au prix des baisers de ta bouche sont à mes sentimens des objets de mespris.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2" svg:font-family="'Times New Roman'" style:font-adornments="Normal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_3c_l_3e_" style:display-name="&lt;l&gt;" style:family="paragraph" style:parent-style-name="Heading_20_1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1" fo:font-size="12pt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ab.ornament_3e_" style:display-name="&lt;ab.ornament&gt;" style:family="paragraph" style:parent-style-name="_3c_l_3e_">
      <style:paragraph-properties fo:margin-left="5.001cm" fo:margin-right="5.001cm" fo:text-indent="0cm" style:auto-text-indent="false" fo:padding="0cm" fo:border-left="none" fo:border-right="none" fo:border-top="none" fo:border-bottom="0.002cm solid #000000" style:shadow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10-25T15:50:34.34</meta:creation-date>
    <dc:date>2020-06-11T18:13:43.96</dc:date>
    <dc:creator>Karolina Suchecka</dc:creator>
    <meta:editing-duration>P1DT20H19M18S</meta:editing-duration>
    <meta:editing-cycles>10</meta:editing-cycles>
    <meta:generator>OpenOffice/4.1.6$Win32 OpenOffice.org_project/416m1$Build-9790</meta:generator>
    <meta:document-statistic meta:table-count="0" meta:image-count="0" meta:object-count="0" meta:page-count="12" meta:paragraph-count="542" meta:word-count="5566" meta:character-count="30730"/>
  </office:meta>
</office:document-meta>
</file>